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fo:font-size="24pt" style:font-size-asian="24pt" style:font-size-complex="24pt"/>
    </style:style>
    <style:style style:name="P2" style:family="paragraph" style:parent-style-name="Text_20_body">
      <style:paragraph-properties fo:break-before="pag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T1" style:family="text">
      <style:text-properties officeooo:rsid="001d106e"/>
    </style:style>
    <style:style style:name="T2" style:family="text">
      <style:text-properties officeooo:rsid="001ebb0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Moien - Legal Terms of Service </text:span><text:span text:style-name="Strong_20_Emphasis"><text:span text:style-name="T1">#1</text:span></text:span></text:h>
      <text:h text:style-name="Heading_20_2" text:outline-level="2">1. <text:span text:style-name="Strong_20_Emphasis">Introduction</text:span></text:h>
      <text:p text:style-name="Text_20_body">Welcome to Moien, a web and mobile platform operated by Moien S.A., offering property rental services. By using the Moien website (moien.com) or mobile application, you agree to comply with the following terms and conditions. Please read these terms carefully before using our platform.</text:p>
      <text:p text:style-name="Text_20_body">If you do not agree to these terms, please do not use Moien.</text:p>
      <text:p text:style-name="Text_20_body"><text:span text:style-name="Strong_20_Emphasis">Last Updated:</text:span> [Date]</text:p>
      <text:h text:style-name="Heading_20_2" text:outline-level="2">2. <text:span text:style-name="Strong_20_Emphasis">Definitions</text:span></text:h>
      <text:list text:style-name="L1">
        <text:list-item>
          <text:p text:style-name="P4">Moien: The platform provided by Moien S.A., available via the website moien.com and mobile applications on Android and iOS.</text:p>
        </text:list-item>
        <text:list-item>
          <text:p text:style-name="P4"><text:span text:style-name="Strong_20_Emphasis">User:</text:span> Any individual who uses the Moien platform, including property owners, tenants, guests, and buyers.</text:p>
        </text:list-item>
        <text:list-item>
          <text:p text:style-name="P4"><text:span text:style-name="Strong_20_Emphasis">Property Owner:</text:span> Any user who lists properties for rent or sale on Moien.</text:p>
        </text:list-item>
        <text:list-item>
          <text:p text:style-name="P4"><text:span text:style-name="Strong_20_Emphasis">Tenant:</text:span> Any user who leases long-term properties on Moien.</text:p>
        </text:list-item>
        <text:list-item>
          <text:p text:style-name="P4"><text:span text:style-name="Strong_20_Emphasis">Guest:</text:span> Any user who books short-term rental properties.</text:p>
        </text:list-item>
        <text:list-item>
          <text:p text:style-name="P4"><text:span text:style-name="Strong_20_Emphasis">Buyer:</text:span> Any user who views or inquires about properties for sale through the Moien platform.</text:p>
        </text:list-item>
        <text:list-item>
          <text:p text:style-name="P3"><text:span text:style-name="Strong_20_Emphasis">Mangopay:</text:span> The third-party payment service provider integrated with Moien for processing transactions.</text:p>
        </text:list-item>
      </text:list>
      <text:h text:style-name="Heading_20_2" text:outline-level="2">3. <text:span text:style-name="Strong_20_Emphasis">Eligibility</text:span></text:h>
      <text:p text:style-name="Text_20_body">To use Moien, you must be at least 18 years old and legally capable of entering into binding contracts. By registering and using Moien, you confirm that you meet this requirement.</text:p>
      <text:h text:style-name="Heading_20_2" text:outline-level="2">4. <text:span text:style-name="Strong_20_Emphasis">Platform Use</text:span></text:h>
      <text:h text:style-name="Heading_20_3" text:outline-level="3">4.1. Property Listings</text:h>
      <text:p text:style-name="Text_20_body">Property owners can list properties for short-term or long-term rental and for sale. By listing a property, owners confirm that they have the legal right to lease or sell the property.</text:p>
      <text:h text:style-name="Heading_20_3" text:outline-level="3">4.2. Bookings and Payments</text:h>
      <text:p text:style-name="Text_20_body">All bookings and payments on the platform are processed through Mangopay. By making a booking or payment, you agree to comply with Mangopay’s terms and conditions in addition to these terms.</text:p>
      <text:h text:style-name="Heading_20_3" text:outline-level="3"><text:soft-page-break/>4.3. Lease Agreements</text:h>
      <text:p text:style-name="Text_20_body">Tenants and property owners may enter into lease agreements via the platform for long-term rentals. Moien provides a service for facilitating agreements but is not responsible for the enforcement of the terms of any lease.</text:p>
      <text:h text:style-name="Heading_20_3" text:outline-level="3">4.4. Subletting</text:h>
      <text:p text:style-name="Text_20_body">Tenants are permitted to sublet their rented property for short-term stays with the landlord’s signed authorization, as arranged through Moien.</text:p>
      <text:h text:style-name="Heading_20_2" text:outline-level="2">5. <text:span text:style-name="Strong_20_Emphasis">Account Creation and Security</text:span></text:h>
      <text:p text:style-name="Text_20_body">You are required to create an account to use Moien. You are responsible for maintaining the confidentiality of your account credentials and for any activity that occurs under your account.</text:p>
      <text:h text:style-name="Heading_20_2" text:outline-level="2">6. <text:span text:style-name="Strong_20_Emphasis">Payments and Fees</text:span></text:h>
      <text:h text:style-name="Heading_20_3" text:outline-level="3">6.1. Payment Processing</text:h>
      <text:p text:style-name="Text_20_body">Payments made through Moien for property bookings, rent payments, and other transactions are handled by Mangopay. Moien does not store or process your payment information directly. By using the platform, you agree to Mangopay’s terms of service.</text:p>
      <text:h text:style-name="Heading_20_3" text:outline-level="3">6.2. Platform Fees</text:h>
      <text:p text:style-name="Text_20_body">Moien may charge fees for certain services provided on the platform, such as listing fees or transaction fees. These fees will be disclosed to you at the time of the transaction.</text:p>
      <text:h text:style-name="Heading_20_3" text:outline-level="3">6.3. Refunds</text:h>
      <text:p text:style-name="Text_20_body">Refund policies vary depending on the property owner’s cancellation terms for bookings or sales. Moien is not responsible for refunding users directly; any disputes must be resolved between the user and the property owner or tenant.</text:p>
      <text:h text:style-name="Heading_20_2" text:outline-level="2">7. <text:span text:style-name="Strong_20_Emphasis">User Responsibilities</text:span></text:h>
      <text:p text:style-name="Text_20_body">As a user of Moien, you agree to:</text:p>
      <text:list text:style-name="L2">
        <text:list-item>
          <text:p text:style-name="P6">Provide accurate and up-to-date information.</text:p>
        </text:list-item>
        <text:list-item>
          <text:p text:style-name="P6">Comply with local property and rental laws.</text:p>
        </text:list-item>
        <text:list-item>
          <text:p text:style-name="P6">Respect the rights of other users.</text:p>
        </text:list-item>
        <text:list-item>
          <text:p text:style-name="P6">Not engage in any illegal activities on the platform.</text:p>
        </text:list-item>
        <text:list-item>
          <text:p text:style-name="P5">Refrain from fraudulent or misleading activities.</text:p>
        </text:list-item>
      </text:list>
      <text:h text:style-name="Heading_20_2" text:outline-level="2"><text:soft-page-break/>8. <text:span text:style-name="Strong_20_Emphasis">Intellectual Property</text:span></text:h>
      <text:p text:style-name="Text_20_body">All content and materials available on Moien, including the website and app design, text, graphics, logos, and software, are the property of Moien S.A. or its licensors. You may not use, copy, modify, or distribute any content without prior written consent.</text:p>
      <text:h text:style-name="Heading_20_2" text:outline-level="2">9. <text:span text:style-name="Strong_20_Emphasis">Privacy Policy</text:span></text:h>
      <text:p text:style-name="Text_20_body">Moien is committed to protecting your privacy. Please refer to our <text:a xlink:type="simple" xlink:href="#" text:style-name="Internet_20_link" text:visited-style-name="Visited_20_Internet_20_Link">Privacy Policy</text:a> for information on how we collect, use, and disclose your personal information.</text:p>
      <text:h text:style-name="Heading_20_2" text:outline-level="2">10. <text:span text:style-name="Strong_20_Emphasis">Third-Party Services</text:span></text:h>
      <text:p text:style-name="Text_20_body">Moien integrates with third-party services, such as Mangopay for payment processing. We are not responsible for the content, services, or practices of these third-party providers. You agree to be bound by the terms of use of these third-party services.</text:p>
      <text:h text:style-name="Heading_20_2" text:outline-level="2">11. <text:span text:style-name="Strong_20_Emphasis">Limitation of Liability</text:span></text:h>
      <text:p text:style-name="Text_20_body">To the fullest extent permitted by law, Moien and Moien S.A. are not liable for any direct, indirect, incidental, or consequential damages resulting from:</text:p>
      <text:list text:style-name="L3">
        <text:list-item>
          <text:p text:style-name="P8">The use or inability to use the platform.</text:p>
        </text:list-item>
        <text:list-item>
          <text:p text:style-name="P8">Any transaction or agreement between users.</text:p>
        </text:list-item>
        <text:list-item>
          <text:p text:style-name="P8">Errors, interruptions, or inaccuracies on the platform.</text:p>
        </text:list-item>
        <text:list-item>
          <text:p text:style-name="P7">Unauthorized access to or use of our servers or your personal information.</text:p>
        </text:list-item>
      </text:list>
      <text:h text:style-name="Heading_20_2" text:outline-level="2">12. <text:span text:style-name="Strong_20_Emphasis">Dispute Resolution</text:span></text:h>
      <text:p text:style-name="Text_20_body">Any disputes arising from the use of Moien must first be resolved through good faith negotiation between the parties. If a resolution cannot be reached, the dispute may be submitted to mediation or arbitration in Luxembourg, following the applicable local laws.</text:p>
      <text:h text:style-name="Heading_20_2" text:outline-level="2">13. <text:span text:style-name="Strong_20_Emphasis">Modifications to Terms</text:span></text:h>
      <text:p text:style-name="Text_20_body">Moien reserves the right to modify these terms at any time. Any changes will be posted on this page, and you will be notified by email or platform notification if they are significant. Continued use of the platform after changes constitute your acceptance of the new terms.</text:p>
      <text:h text:style-name="Heading_20_2" text:outline-level="2">14. <text:span text:style-name="Strong_20_Emphasis">Termination</text:span></text:h>
      <text:p text:style-name="Text_20_body">We reserve the right to suspend or terminate your account at any time, with or without notice, if you violate these terms or engage in conduct that we deem harmful to the platform or other users.</text:p>
      <text:h text:style-name="Heading_20_2" text:outline-level="2"><text:soft-page-break/>15. <text:span text:style-name="Strong_20_Emphasis">Governing Law</text:span></text:h>
      <text:p text:style-name="Text_20_body">These terms are governed by the laws of Luxembourg, without regard to its conflict of law principles. Any legal disputes will be handled in Luxembourg courts.</text:p>
      <text:h text:style-name="Heading_20_2" text:outline-level="2">16. <text:span text:style-name="Strong_20_Emphasis">Contact Information</text:span></text:h>
      <text:p text:style-name="Text_20_body">If you have any questions or concerns about these terms, please contact us at:</text:p>
      <text:p text:style-name="Text_20_body">Moien S.A.<text:line-break/>Address: [Company Address]<text:line-break/>Email: [Support Email]<text:line-break/>Phone: [Contact Number]</text:p>
      <text:p text:style-name="Text_20_body"/>
      <text:h text:style-name="P1" text:outline-level="2">Legal Terms and Conditions <text:span text:style-name="T1">#2</text:span></text:h>
      <text:p text:style-name="Text_20_body"><text:span text:style-name="Strong_20_Emphasis"><text:line-break/>Effective Date</text:span>: [Insert Date]</text:p>
      <text:h text:style-name="Heading_20_3" text:outline-level="3">1. Introduction</text:h>
      <text:p text:style-name="Text_20_body">Welcome to Moien! These terms and conditions ("Terms") govern your use of our website [moien.com] and mobile applications (the "Services"). By using the Services, you agree to these Terms.</text:p>
      <text:h text:style-name="Heading_20_3" text:outline-level="3">2. Use of the Services</text:h>
      <text:p text:style-name="Text_20_body">The Services are intended for individuals over the age of 18. By using the platform, you represent that you have the legal capacity to enter into this agreement and comply with these Terms.</text:p>
      <text:h text:style-name="Heading_20_3" text:outline-level="3">3. Account Registration</text:h>
      <text:p text:style-name="Text_20_body">To access certain features, such as listing properties or booking rentals, you must create an account. You agree to provide accurate and complete information during registration and to keep your account information up to date.</text:p>
      <text:h text:style-name="Heading_20_3" text:outline-level="3">4. Property Listings and Transactions</text:h>
      <text:p text:style-name="Text_20_body">Moien provides a platform for users to list and book properties. Moien is not a real estate agent, and we are not responsible for any issues arising from rental agreements or property purchases.</text:p>
      <text:list text:style-name="L4">
        <text:list-item>
          <text:p text:style-name="P10"><text:span text:style-name="Strong_20_Emphasis">For Property Owners</text:span>: You are responsible for ensuring the accuracy and legality of your property listings.</text:p>
        </text:list-item>
        <text:list-item>
          <text:p text:style-name="P10"><text:span text:style-name="Strong_20_Emphasis">For Tenants and Guests</text:span>: You agree to comply with the terms of the rental agreement.</text:p>
        </text:list-item>
        <text:list-item>
          <text:p text:style-name="P9"><text:span text:style-name="Strong_20_Emphasis">For Buyers</text:span>: You acknowledge that Moien acts as a facilitator, and the final property purchase is conducted through our real estate partners.</text:p>
        </text:list-item>
      </text:list>
      <text:h text:style-name="Heading_20_3" text:outline-level="3">5. Payments</text:h>
      <text:p text:style-name="Text_20_body">All payments on the platform are processed through Mangopay. You agree to the terms and conditions set forth by Mangopay for payment transactions.</text:p>
      <text:h text:style-name="Heading_20_3" text:outline-level="3">6. Prohibited Activities</text:h>
      <text:p text:style-name="Text_20_body">You agree not to:</text:p>
      <text:list text:style-name="L5">
        <text:list-item>
          <text:p text:style-name="P12">Use the Services for any unlawful purpose.</text:p>
        </text:list-item>
        <text:list-item>
          <text:p text:style-name="P12">Post false or misleading information about properties.</text:p>
        </text:list-item>
        <text:list-item>
          <text:p text:style-name="P11">Disrupt or interfere with the functionality of the Services.</text:p>
        </text:list-item>
      </text:list>
      <text:h text:style-name="Heading_20_3" text:outline-level="3"><text:soft-page-break/>7. Limitation of Liability</text:h>
      <text:p text:style-name="Text_20_body">Moien is not liable for any direct, indirect, incidental, or consequential damages resulting from the use or inability to use the Services, including any disputes between users.</text:p>
      <text:h text:style-name="Heading_20_3" text:outline-level="3">8. Termination</text:h>
      <text:p text:style-name="Text_20_body">We reserve the right to terminate or suspend your account if you violate these Terms or engage in unlawful behavior. You may also terminate your account at any time.</text:p>
      <text:h text:style-name="Heading_20_3" text:outline-level="3">9. Changes to the Terms</text:h>
      <text:p text:style-name="Text_20_body">We may update these Terms from time to time. By continuing to use the Services after changes are posted, you agree to the updated Terms.</text:p>
      <text:h text:style-name="Heading_20_3" text:outline-level="3">10. Governing Law</text:h>
      <text:p text:style-name="Text_20_body">These Terms are governed by the laws of Luxembourg. Any disputes arising out of or in connection with these Terms will be resolved in the courts of Luxembourg.</text:p>
      <text:h text:style-name="Heading_20_3" text:outline-level="3">11. Contact Us</text:h>
      <text:p text:style-name="Text_20_body">If you have any questions about these Terms, please contact us at [insert email].</text:p>
      <text:p text:style-name="Text_20_body"/>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11:58:23.081000000</meta:creation-date>
    <dc:date>2024-09-27T13:53:30.707000000</dc:date>
    <meta:editing-duration>PT13M44S</meta:editing-duration>
    <meta:editing-cycles>5</meta:editing-cycles>
    <meta:generator>LibreOffice/24.2.3.2$Windows_X86_64 LibreOffice_project/433d9c2ded56988e8a90e6b2e771ee4e6a5ab2ba</meta:generator>
    <meta:document-statistic meta:table-count="0" meta:image-count="0" meta:object-count="0" meta:page-count="7" meta:paragraph-count="93" meta:word-count="1311" meta:character-count="8043" meta:non-whitespace-character-count="6846"/>
  </office:meta>
</office:document-meta>
</file>